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5"><text:soft-page-break/>. . .</text:p>
      <text:p text:style-name="P20"/>
      <text:p text:style-name="P26">I stood around Org for four hours, did a Strat Live run, made mooncloth, talked to Hannah on the phone, ran UBRS, went to bed.</text:p>
      <text:p text:style-name="P26"/>
      <text:p text:style-name="P26">X.XXX</text:p>
      <text:p text:style-name="P26"/>
      <text:p text:style-name="P26">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6">.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6"/>
      <text:p text:style-name="P27">. . .</text:p>
      <text:p text:style-name="P26"/>
      <text:p text:style-name="P26">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6"><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6"/>
      <text:p text:style-name="P26">X.XXXI</text:p>
      <text:p text:style-name="P26"/>
      <text:p text:style-name="P26">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6">. . .I helped Hannah load in her things and, when Grimm arrived, ran through a bunch of tunes sounding extra groovy. I kissed Hannah goodbye in the street, walked to Aldi, making a cat friend and hearing some old time music along the way. I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6">. . .<text:span text:style-name="T18">I lounged around a bit, listened to some Buck Owens, walked to Odd’s, got a latte, went to the Brew Pump, bought a sixer of Trail Pass, walked home, listened to a Hannah song and wrote, 6:37.</text:span></text:p>
      <text:p text:style-name="P26"/>
      <text:p text:style-name="P27">. . .</text:p>
      <text:p text:style-name="P26"/>
      <text:p text:style-name="P28">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8"><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8"/>
      <text:p text:style-name="P28"/>
      <text:p text:style-name="P28"/>
      <text:p text:style-name="P28"/>
      <text:p text:style-name="P28"/>
      <text:p text:style-name="P28"/>
      <text:p text:style-name="P28"><text:soft-page-break/>XI.I</text:p>
      <text:p text:style-name="P28"/>
      <text:p text:style-name="P28">Woke to a rainy day, laid in bed til 10, ate vitamins, and, as Hannah formulated plans to work on her laptop/drink coffee, I decided I would drive home to get out of her way. We kissed passionately and she pushed me out the door. Kathryn hollered “Intruder!” at me and I corrected her, telling her I was an <text:span text:style-name="T19">ex</text:span>truder. I got in the car, drove home, took off my shoes and wrote at the Hog, 1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1T10:20:13.702489129</dc:date>
    <meta:editing-duration>P61DT12H58M44S</meta:editing-duration>
    <meta:editing-cycles>671</meta:editing-cycles>
    <meta:generator>LibreOffice/24.2.5.2$MacOSX_X86_64 LibreOffice_project/bffef4ea93e59bebbeaf7f431bb02b1a39ee8a59</meta:generator>
    <meta:print-date>2024-10-31T15:33:21.910859132</meta:print-date>
    <meta:document-statistic meta:table-count="0" meta:image-count="0" meta:object-count="0" meta:page-count="38" meta:paragraph-count="90" meta:word-count="3936" meta:character-count="20827" meta:non-whitespace-character-count="16915"/>
  </office:meta>
</office:document-meta>
</file>